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left="0.25in">
        <style:tab-stops/>
      </style:paragraph-properties>
    </style:style>
    <style:style style:name="P14" style:parent-style-name="Standard" style:family="paragraph">
      <style:paragraph-properties fo:text-align="justify" fo:margin-left="0.4916in">
        <style:tab-stops/>
      </style:paragraph-properties>
    </style:style>
    <style:style style:name="P15" style:parent-style-name="Standard" style:family="paragraph">
      <style:paragraph-properties fo:text-align="justify" fo:margin-left="0.4916in">
        <style:tab-stops/>
      </style:paragraph-properties>
    </style:style>
    <style:style style:name="P16" style:parent-style-name="Standard" style:family="paragraph">
      <style:paragraph-properties fo:text-align="justify" fo:margin-left="0.4916in">
        <style:tab-stops/>
      </style:paragraph-properties>
    </style:style>
    <style:style style:name="P17" style:parent-style-name="Standard" style:family="paragraph">
      <style:paragraph-properties fo:text-align="justify" fo:margin-left="0.4916in">
        <style:tab-stops/>
      </style:paragraph-properties>
      <style:text-properties fo:font-weight="bold" style:font-weight-asian="bold"/>
    </style:style>
    <style:style style:name="P18" style:parent-style-name="Standard" style:family="paragraph">
      <style:paragraph-properties fo:text-align="justify" fo:margin-left="0.4916in">
        <style:tab-stops/>
      </style:paragraph-properties>
      <style:text-properties fo:font-weight="bold" style:font-weight-asian="bold"/>
    </style:style>
    <style:style style:name="P19" style:parent-style-name="Standard" style:family="paragraph">
      <style:paragraph-properties fo:text-align="justify" fo:margin-left="0.4916in">
        <style:tab-stops/>
      </style:paragraph-properties>
    </style:style>
    <style:style style:name="P20" style:parent-style-name="Standard" style:family="paragraph">
      <style:paragraph-properties fo:text-align="justify" fo:margin-left="0.4916in">
        <style:tab-stops/>
      </style:paragraph-properties>
    </style:style>
    <style:style style:name="P21" style:parent-style-name="Standard" style:family="paragraph">
      <style:paragraph-properties fo:text-align="justify" fo:margin-left="0.4916in">
        <style:tab-stops/>
      </style:paragraph-properties>
    </style:style>
    <style:style style:name="P22" style:parent-style-name="Standard" style:family="paragraph">
      <style:paragraph-properties fo:text-align="justify" fo:margin-left="0.4916in">
        <style:tab-stops/>
      </style:paragraph-properties>
    </style:style>
    <style:style style:name="P23" style:parent-style-name="Standard" style:family="paragraph">
      <style:paragraph-properties fo:text-align="justify" fo:margin-left="0.4916in">
        <style:tab-stops/>
      </style:paragraph-properties>
    </style:style>
    <style:style style:name="P24" style:parent-style-name="Standard" style:family="paragraph">
      <style:paragraph-properties fo:text-align="justify" fo:margin-left="0.4916in">
        <style:tab-stops/>
      </style:paragraph-properties>
    </style:style>
    <style:style style:name="P25" style:parent-style-name="Standard" style:family="paragraph">
      <style:paragraph-properties fo:text-align="justify" fo:margin-left="0.4916in">
        <style:tab-stops/>
      </style:paragraph-properties>
    </style:style>
    <style:style style:name="P26" style:parent-style-name="Standard" style:family="paragraph">
      <style:paragraph-properties fo:text-align="justify" fo:margin-left="0.4916in">
        <style:tab-stops/>
      </style:paragraph-properties>
    </style:style>
    <style:style style:name="P27" style:parent-style-name="Standard" style:family="paragraph">
      <style:paragraph-properties fo:text-align="justify" fo:margin-left="0.4916in">
        <style:tab-stops/>
      </style:paragraph-properties>
    </style:style>
    <style:style style:name="P28" style:parent-style-name="Standard" style:family="paragraph">
      <style:paragraph-properties fo:text-align="justify" fo:margin-left="0.4916in">
        <style:tab-stops/>
      </style:paragraph-properties>
    </style:style>
    <style:style style:name="P29" style:parent-style-name="Standard" style:family="paragraph">
      <style:paragraph-properties fo:text-align="justify"/>
    </style:style>
    <style:style style:name="T30" style:parent-style-name="Fuentedepárrafopredeter." style:family="text">
      <style:text-properties fo:language="en" fo:country="US"/>
    </style:style>
    <style:style style:name="T31" style:parent-style-name="Fuentedepárrafopredeter." style:family="text">
      <style:text-properties fo:font-style="italic" style:font-style-asian="italic" style:font-style-complex="italic" fo:language="en" fo:country="US"/>
    </style:style>
    <style:style style:name="T32" style:parent-style-name="Fuentedepárrafopredeter." style:family="text">
      <style:text-properties fo:language="en" fo:country="US"/>
    </style:style>
    <style:style style:name="T33" style:parent-style-name="Fuentedepárrafopredeter." style:family="text">
      <style:text-properties fo:language="en" fo:country="US"/>
    </style:style>
    <style:style style:name="T34" style:parent-style-name="Fuentedepárrafopredeter." style:family="text">
      <style:text-properties fo:language="en" fo:country="US"/>
    </style:style>
    <style:style style:name="T35" style:parent-style-name="Fuentedepárrafopredeter." style:family="text">
      <style:text-properties fo:language="en" fo:country="US"/>
    </style:style>
    <style:style style:name="P36" style:parent-style-name="Standard" style:family="paragraph">
      <style:paragraph-properties fo:text-align="justify"/>
      <style:text-properties fo:language="en" fo:country="US"/>
    </style:style>
    <style:style style:name="P37" style:parent-style-name="Standard" style:family="paragraph">
      <style:paragraph-properties fo:text-align="justify"/>
    </style:style>
    <style:style style:name="P38" style:parent-style-name="Título1" style:family="paragraph">
      <style:text-properties fo:language="en" fo:country="GB"/>
    </style:style>
    <style:style style:name="P39" style:parent-style-name="Standard" style:family="paragraph">
      <style:paragraph-properties fo:text-align="justify"/>
      <style:text-properties fo:language="en" fo:country="GB"/>
    </style:style>
    <style:style style:name="P40" style:parent-style-name="Standard" style:family="paragraph">
      <style:paragraph-properties fo:text-align="justify"/>
    </style:style>
    <style:style style:name="P41" style:parent-style-name="Título1" style:family="paragraph">
      <style:paragraph-properties fo:text-align="start"/>
    </style:style>
    <style:style style:name="T42" style:parent-style-name="Fuentedepárrafopredeter." style:family="text">
      <style:text-properties fo:font-style="italic" style:font-style-asian="italic" style:font-style-complex="italic"/>
    </style:style>
    <style:style style:name="T43" style:parent-style-name="Fuentedepárrafopredeter." style:family="text">
      <style:text-properties fo:font-style="italic" style:font-style-asian="italic" style:font-style-complex="italic"/>
    </style:style>
    <style:style style:name="T44" style:parent-style-name="Fuentedepárrafopredeter." style:family="text">
      <style:text-properties fo:font-style="italic" style:font-style-asian="italic" style:font-style-complex="italic"/>
    </style:style>
    <style:style style:name="P45" style:parent-style-name="Standard" style:family="paragraph">
      <style:paragraph-properties fo:text-align="justify"/>
    </style:style>
    <style:style style:name="P46" style:parent-style-name="Standard" style:family="paragraph">
      <style:paragraph-properties fo:text-align="justify"/>
    </style:style>
    <style:style style:name="P47" style:parent-style-name="Standard" style:family="paragraph">
      <style:paragraph-properties fo:text-align="justify"/>
    </style:style>
    <style:style style:name="P48" style:parent-style-name="Standard" style:family="paragraph">
      <style:paragraph-properties fo:text-align="justify"/>
    </style:style>
    <style:style style:name="P49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 fo:margin-left="0.4916in">
        <style:tab-stops/>
      </style:paragraph-properties>
      <style:text-properties fo:language="en" fo:country="US"/>
    </style:style>
    <style:style style:name="P50" style:parent-style-name="Standard" style:family="paragraph">
      <style:paragraph-properties fo:text-align="justify"/>
      <style:text-properties fo:language="en" fo:country="US"/>
    </style:style>
    <style:style style:name="P51" style:parent-style-name="Standard" style:family="paragraph">
      <style:paragraph-properties fo:text-align="justify"/>
    </style:style>
    <style:style style:name="P52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 fo:margin-left="0.4916in">
        <style:tab-stops/>
      </style:paragraph-properties>
      <style:text-properties fo:font-weight="bold" style:font-weight-asian="bold" style:font-weight-complex="bold"/>
    </style:style>
    <style:style style:name="P53" style:parent-style-name="Standard" style:family="paragraph">
      <style:paragraph-properties fo:text-align="justify"/>
    </style:style>
    <style:style style:name="P54" style:parent-style-name="Standard" style:family="paragraph">
      <style:paragraph-properties fo:text-align="justify"/>
    </style:style>
    <style:style style:name="P55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 fo:margin-left="0.4916in">
        <style:tab-stops/>
      </style:paragraph-properties>
      <style:text-properties fo:font-weight="bold" style:font-weight-asian="bold" style:font-weight-complex="bold"/>
    </style:style>
    <style:style style:name="P56" style:parent-style-name="Standard" style:family="paragraph">
      <style:paragraph-properties fo:text-align="justify"/>
    </style:style>
    <style:style style:name="P57" style:parent-style-name="Standard" style:family="paragraph">
      <style:paragraph-properties fo:text-align="justify"/>
    </style:style>
    <style:style style:name="P58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 fo:margin-left="0.4916in">
        <style:tab-stops/>
      </style:paragraph-properties>
      <style:text-properties fo:font-weight="bold" style:font-weight-asian="bold" style:font-weight-complex="bold"/>
    </style:style>
    <style:style style:name="P59" style:parent-style-name="Standard" style:family="paragraph">
      <style:paragraph-properties fo:text-align="justify"/>
    </style:style>
    <style:style style:name="P60" style:parent-style-name="Standard" style:family="paragraph">
      <style:paragraph-properties fo:text-align="justify"/>
    </style:style>
    <style:style style:name="P61" style:parent-style-name="Standard" style:family="paragraph">
      <style:paragraph-properties fo:border="0.0069in solid #000000" fo:padding-top="0.0138in" fo:padding-left="0.0555in" fo:padding-bottom="0.0138in" fo:padding-right="0.1527in" style:shadow="none" fo:text-align="justify" fo:margin-left="0.4916in">
        <style:tab-stops/>
      </style:paragraph-properties>
      <style:text-properties fo:font-weight="bold" style:font-weight-asian="bold" style:font-weight-complex="bold"/>
    </style:style>
    <style:style style:name="P62" style:parent-style-name="Standard" style:family="paragraph">
      <style:paragraph-properties fo:text-align="justify"/>
    </style:style>
    <style:style style:name="P63" style:parent-style-name="Standard" style:family="paragraph">
      <style:paragraph-properties fo:text-align="justify"/>
    </style:style>
    <style:style style:name="P64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 fo:margin-left="0.4916in">
        <style:tab-stops/>
      </style:paragraph-properties>
      <style:text-properties fo:font-weight="bold" style:font-weight-asian="bold" style:font-weight-complex="bold"/>
    </style:style>
    <style:style style:name="P65" style:parent-style-name="Standard" style:family="paragraph">
      <style:paragraph-properties fo:text-align="justify"/>
    </style:style>
    <style:style style:name="P66" style:parent-style-name="Standard" style:family="paragraph">
      <style:paragraph-properties fo:text-align="justify"/>
    </style:style>
    <style:style style:name="P67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 fo:margin-left="0.4916in">
        <style:tab-stops/>
      </style:paragraph-properties>
      <style:text-properties fo:font-weight="bold" style:font-weight-asian="bold" style:font-weight-complex="bold"/>
    </style:style>
    <style:style style:name="P68" style:parent-style-name="Standard" style:family="paragraph">
      <style:paragraph-properties fo:text-align="justify"/>
    </style:style>
    <style:style style:name="P69" style:parent-style-name="Standard" style:family="paragraph">
      <style:paragraph-properties fo:text-align="justify"/>
    </style:style>
    <style:style style:name="P70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 fo:margin-left="0.4916in">
        <style:tab-stops/>
      </style:paragraph-properties>
      <style:text-properties fo:font-weight="bold" style:font-weight-asian="bold" style:font-weight-complex="bold"/>
    </style:style>
    <style:style style:name="P71" style:parent-style-name="Standard" style:family="paragraph">
      <style:paragraph-properties fo:text-align="justify"/>
    </style:style>
    <style:style style:name="P72" style:parent-style-name="Standard" style:family="paragraph">
      <style:paragraph-properties fo:text-align="justify"/>
    </style:style>
    <style:style style:name="P73" style:parent-style-name="Standard" style:family="paragraph">
      <style:paragraph-properties fo:border="0.0069in solid #000000" fo:padding-top="0.0138in" fo:padding-left="0.0555in" fo:padding-bottom="0.0138in" fo:padding-right="0.0555in" style:shadow="none" fo:margin-left="0.4916in">
        <style:tab-stops/>
      </style:paragraph-properties>
      <style:text-properties fo:font-weight="bold" style:font-weight-asian="bold" style:font-weight-complex="bold"/>
    </style:style>
    <style:style style:name="P74" style:parent-style-name="Standard" style:family="paragraph">
      <style:paragraph-properties fo:text-align="justify"/>
    </style:style>
    <style:style style:name="P75" style:parent-style-name="Standard" style:family="paragraph">
      <style:paragraph-properties fo:text-align="justify"/>
    </style:style>
    <style:style style:name="P76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 fo:margin-left="0.4916in">
        <style:tab-stops/>
      </style:paragraph-properties>
      <style:text-properties fo:font-weight="bold" style:font-weight-asian="bold" style:font-weight-complex="bold"/>
    </style:style>
    <style:style style:name="P77" style:parent-style-name="Standard" style:family="paragraph">
      <style:paragraph-properties fo:text-align="justify"/>
    </style:style>
    <style:style style:name="P78" style:parent-style-name="Standard" style:family="paragraph">
      <style:paragraph-properties fo:text-align="justify"/>
    </style:style>
    <style:style style:name="P79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 fo:margin-left="0.4916in">
        <style:tab-stops/>
      </style:paragraph-properties>
      <style:text-properties fo:font-weight="bold" style:font-weight-asian="bold" style:font-weight-complex="bold"/>
    </style:style>
    <style:style style:name="P80" style:parent-style-name="Standard" style:family="paragraph">
      <style:paragraph-properties fo:text-align="justify"/>
    </style:style>
    <style:style style:name="P81" style:parent-style-name="Standard" style:family="paragraph">
      <style:paragraph-properties fo:text-align="justify"/>
    </style:style>
    <style:style style:name="P82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 fo:margin-left="0.4916in">
        <style:tab-stops/>
      </style:paragraph-properties>
      <style:text-properties fo:font-weight="bold" style:font-weight-asian="bold" style:font-weight-complex="bold"/>
    </style:style>
    <style:style style:name="P83" style:parent-style-name="Standard" style:family="paragraph">
      <style:paragraph-properties fo:text-align="justify"/>
    </style:style>
    <style:style style:name="P84" style:parent-style-name="Standard" style:family="paragraph">
      <style:paragraph-properties fo:text-align="justify"/>
    </style:style>
    <style:style style:name="P85" style:parent-style-name="Standard" style:family="paragraph">
      <style:paragraph-properties fo:text-align="justify"/>
    </style:style>
    <style:style style:name="P86" style:parent-style-name="Standard" style:family="paragraph">
      <style:paragraph-properties fo:text-align="justify"/>
    </style:style>
    <style:style style:name="P87" style:parent-style-name="Standard" style:family="paragraph">
      <style:paragraph-properties fo:text-align="justify"/>
    </style:style>
    <style:style style:name="P88" style:parent-style-name="Standard" style:family="paragraph">
      <style:paragraph-properties fo:text-align="justify"/>
    </style:style>
    <style:style style:name="T89" style:parent-style-name="Fuentedepárrafopredeter." style:family="text">
      <style:text-properties fo:font-weight="bold" style:font-weight-asian="bold"/>
    </style:style>
    <style:style style:name="T90" style:parent-style-name="Fuentedepárrafopredeter." style:family="text">
      <style:text-properties fo:font-weight="bold" style:font-weight-asian="bold"/>
    </style:style>
    <style:style style:name="T91" style:parent-style-name="Fuentedepárrafopredeter." style:family="text">
      <style:text-properties fo:font-weight="bold" style:font-weight-asian="bold"/>
    </style:style>
    <style:style style:name="P92" style:parent-style-name="Textbodyindent" style:family="paragraph">
      <style:paragraph-properties fo:text-align="start"/>
    </style:style>
    <style:style style:name="P93" style:parent-style-name="Standard" style:family="paragraph">
      <style:paragraph-properties fo:text-align="justify"/>
    </style:style>
    <style:style style:name="P94" style:parent-style-name="Standard" style:family="paragraph">
      <style:paragraph-properties fo:text-align="justify" fo:margin-left="0.4916in">
        <style:tab-stops/>
      </style:paragraph-properties>
    </style:style>
    <style:style style:family="graphic" style:name="a0">
      <style:graphic-properties fo:wrap-option="wrap" fo:padding-top="0.09016in" fo:padding-bottom="0.09016in" fo:padding-left="0.17362in" fo:padding-right="0.17362in" draw:textarea-vertical-align="top" draw:textarea-horizontal-align="left" draw:fill="none" draw:stroke="solid" svg:stroke-width="0.01024in" svg:stroke-color="#000000" svg:stroke-opacity="100%" draw:stroke-linejoin="round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9016in" fo:padding-bottom="0.09016in" fo:padding-left="0.17362in" fo:padding-right="0.17362in" draw:textarea-vertical-align="top" draw:textarea-horizontal-align="left" draw:fill="none" draw:stroke="solid" svg:stroke-width="0.01024in" svg:stroke-color="#000000" svg:stroke-opacity="100%" draw:stroke-linejoin="round" draw:auto-grow-width="false" draw:auto-grow-height="false"/>
      <style:paragraph-properties style:font-independent-line-spacing="false" style:writing-mode="lr-tb"/>
    </style:style>
    <style:style style:family="graphic" style:name="a2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">
      <style:graphic-properties fo:wrap-option="wrap" fo:padding-top="0.09016in" fo:padding-bottom="0.09016in" fo:padding-left="0.17362in" fo:padding-right="0.17362in" draw:textarea-vertical-align="top" draw:textarea-horizontal-align="left" draw:fill="none" draw:stroke="solid" svg:stroke-width="0.01024in" svg:stroke-color="#000000" svg:stroke-opacity="100%" draw:stroke-linejoin="round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.09016in" fo:padding-bottom="0.09016in" fo:padding-left="0.17362in" fo:padding-right="0.17362in" draw:textarea-vertical-align="top" draw:textarea-horizontal-align="left" draw:fill="none" draw:stroke="solid" svg:stroke-width="0.01024in" svg:stroke-color="#000000" svg:stroke-opacity="100%" draw:stroke-linejoin="round" draw:auto-grow-width="false" draw:auto-grow-height="false"/>
      <style:paragraph-properties style:font-independent-line-spacing="false" style:writing-mode="lr-tb"/>
    </style:style>
    <style:style style:family="graphic" style:name="a5">
      <style:graphic-properties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14">~ = ruta completa del usuario actual</text:p>
      <text:p text:style-name="P15">~ = /home/lliurex</text:p>
      <text:p text:style-name="P16"/>
      <text:p text:style-name="P17">NOTA: todos los directorios y ficheros que creemos lo haremos en minúscula, ya que en Linux se distinguen tanto mayúsculas como minúsculas.</text:p>
      <text:p text:style-name="P18"/>
      <text:p text:style-name="P19"><text:s text:c="3"/>/home/lliurex<text:tab/><text:tab/></text:p>
      <text:p text:style-name="P20"><text:tab/>PRINCIP</text:p>
      <text:p text:style-name="P21"><text:tab/>DATOS</text:p>
      <text:p text:style-name="P22"><text:tab/>C</text:p>
      <text:p text:style-name="P23"><draw:g draw:z-index="251659264" draw:name="Grupo 3" draw:id="id2" draw:style-name="a2" text:anchor-type="paragraph"><svg:title/><svg:desc/><draw:custom-shape svg:x="0.50394in" svg:y="0.01024in" svg:width="0.38858in" svg:height="0.28504in" draw:id="id0" draw:style-name="a0" draw:name="Forma libre: forma 4"><svg:title/><svg:desc/><text:p text:style-name="Normal"/><draw:enhanced-geometry draw:type="non-primitive" svg:viewBox="0 0 559 410" draw:enhanced-path="M ?f8 ?f8 L ?f8 ?f10 ?f9 ?f10 N" draw:text-areas="?f11 ?f13 ?f12 ?f14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59"/><draw:equation draw:name="f7" draw:formula="?f4 / 410"/><draw:equation draw:name="f8" draw:formula="0"/><draw:equation draw:name="f9" draw:formula="559"/><draw:equation draw:name="f10" draw:formula="410"/><draw:equation draw:name="f11" draw:formula="?f0 / ?f6"/><draw:equation draw:name="f12" draw:formula="?f1 / ?f6"/><draw:equation draw:name="f13" draw:formula="?f2 / ?f7"/><draw:equation draw:name="f14" draw:formula="?f3 / ?f7"/></draw:enhanced-geometry></draw:custom-shape><draw:custom-shape svg:x="0.50197in" svg:y="0.10866in" svg:width="0.39055in" svg:height="0.00236in" draw:id="id1" draw:style-name="a1" draw:name="Forma libre: forma 5"><svg:title/><svg:desc/><text:p text:style-name="Normal"/><draw:enhanced-geometry draw:type="non-primitive" svg:viewBox="0 0 562 3" draw:enhanced-path="M ?f8 ?f10 L ?f9 ?f8 N" draw:text-areas="?f11 ?f13 ?f12 ?f14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3"/><draw:equation draw:name="f6" draw:formula="?f1 - ?f0"/><draw:equation draw:name="f7" draw:formula="?f6 / 562"/><draw:equation draw:name="f8" draw:formula="0"/><draw:equation draw:name="f9" draw:formula="562"/><draw:equation draw:name="f10" draw:formula="3"/><draw:equation draw:name="f11" draw:formula="?f0 / ?f7"/><draw:equation draw:name="f12" draw:formula="?f1 / ?f7"/><draw:equation draw:name="f13" draw:formula="?f2 / ?f5"/><draw:equation draw:name="f14" draw:formula="?f3 / ?f5"/></draw:enhanced-geometry></draw:custom-shape></draw:g><text:tab/><text:tab/>PROGRAMA</text:p>
      <text:p text:style-name="P24"><text:tab/><text:tab/>EJERCICI</text:p>
      <text:p text:style-name="P25"><draw:g draw:z-index="2" draw:name="Grupo 6" draw:id="id5" draw:style-name="a5" text:anchor-type="paragraph"><svg:title/><svg:desc/><draw:custom-shape svg:x="1.02441in" svg:y="0.03976in" svg:width="0.38858in" svg:height="0.28504in" draw:id="id3" draw:style-name="a3" draw:name="Forma libre: forma 7"><svg:title/><svg:desc/><text:p text:style-name="Normal"/><draw:enhanced-geometry draw:type="non-primitive" svg:viewBox="0 0 559 410" draw:enhanced-path="M ?f8 ?f8 L ?f8 ?f10 ?f9 ?f10 N" draw:text-areas="?f11 ?f13 ?f12 ?f14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59"/><draw:equation draw:name="f7" draw:formula="?f4 / 410"/><draw:equation draw:name="f8" draw:formula="0"/><draw:equation draw:name="f9" draw:formula="559"/><draw:equation draw:name="f10" draw:formula="410"/><draw:equation draw:name="f11" draw:formula="?f0 / ?f6"/><draw:equation draw:name="f12" draw:formula="?f1 / ?f6"/><draw:equation draw:name="f13" draw:formula="?f2 / ?f7"/><draw:equation draw:name="f14" draw:formula="?f3 / ?f7"/></draw:enhanced-geometry></draw:custom-shape><draw:custom-shape svg:x="1.02992in" svg:y="0.13819in" svg:width="0.39055in" svg:height="0.00236in" draw:id="id4" draw:style-name="a4" draw:name="Forma libre: forma 8"><svg:title/><svg:desc/><text:p text:style-name="Normal"/><draw:enhanced-geometry draw:type="non-primitive" svg:viewBox="0 0 562 3" draw:enhanced-path="M ?f8 ?f10 L ?f9 ?f8 N" draw:text-areas="?f11 ?f13 ?f12 ?f14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3"/><draw:equation draw:name="f6" draw:formula="?f1 - ?f0"/><draw:equation draw:name="f7" draw:formula="?f6 / 562"/><draw:equation draw:name="f8" draw:formula="0"/><draw:equation draw:name="f9" draw:formula="562"/><draw:equation draw:name="f10" draw:formula="3"/><draw:equation draw:name="f11" draw:formula="?f0 / ?f7"/><draw:equation draw:name="f12" draw:formula="?f1 / ?f7"/><draw:equation draw:name="f13" draw:formula="?f2 / ?f5"/><draw:equation draw:name="f14" draw:formula="?f3 / ?f5"/></draw:enhanced-geometry></draw:custom-shape></draw:g><text:tab/><text:tab/><text:tab/>NUEVOS</text:p>
      <text:p text:style-name="P26"><text:tab/><text:tab/><text:tab/>REVISADO</text:p>
      <text:p text:style-name="P27"><text:tab/>RESULT</text:p>
      <text:p text:style-name="P28"/>
      <text:list text:style-name="WW8Num1">
        <text:list-item text:start-value="1">
          <text:p text:style-name="P29">Crear los directorios PRINCIP, DATOS y C desde el directorio /home/lliurex <text:s/>(directorio de cada usuario) (ruta relativa).</text:p>
        </text:list-item>
      </text:list>
      <text:h text:style-name="Título1" text:outline-level="1"><text:span text:style-name="T30">cd /</text:span><text:span text:style-name="T31">home</text:span><text:span text:style-name="T32">/david<text:s/></text:span><text:span text:style-name="T33"><text:s text:c="2"/></text:span><text:span text:style-name="T34"><text:tab/></text:span><text:span text:style-name="T35"><text:s/>mkdir princip datos c</text:span></text:h>
      <text:p text:style-name="P36"/>
      <text:list text:style-name="WW8Num1" text:continue-numbering="true">
        <text:list-item>
          <text:p text:style-name="P37">Cambiar al directorio PRINCIP. Crear el directorio RESULT utilizando la trayectoria absoluta.</text:p>
        </text:list-item>
      </text:list>
      <text:h text:style-name="P38" text:outline-level="1">Mkdir ../result</text:h>
      <text:p text:style-name="P39"/>
      <text:list text:style-name="WW8Num1" text:continue-numbering="true">
        <text:list-item>
          <text:p text:style-name="P40">Utilizando la trayectoria absoluta, crear los directorios PROGRAMA y EJERCICI.</text:p>
        </text:list-item>
      </text:list>
      <text:h text:style-name="P41" text:outline-level="1">Mkdir /<text:span text:style-name="T42">home</text:span>/david/programa <text:s text:c="2"/>/<text:span text:style-name="T43">home/david/e</text:span><text:span text:style-name="T44">jercici</text:span></text:h>
      <text:p text:style-name="P45"/>
      <text:list text:style-name="WW8Num1" text:continue-numbering="true">
        <text:list-item>
          <text:p text:style-name="P46">En el directorio EJERCICI, utilizando la trayectoria relativa, crear el resto de directorios.</text:p>
        </text:list-item>
      </text:list>
      <text:p text:style-name="Textbodyindent">cd ejerci/<text:s text:c="16"/>mkdir ./revisado ./nuevos</text:p>
      <text:p text:style-name="P47"/>
      <text:list text:style-name="WW8Num1" text:continue-numbering="true">
        <text:list-item>
          <text:p text:style-name="P48">Borrar el directorio EJERCICI situado desde el directorio PROGRAMA. Utilizar la trayectoria absoluta y en una sola orden.</text:p>
        </text:list-item>
      </text:list>
      <text:p text:style-name="P49">rm -rf /home/david/ejerci</text:p>
      <text:p text:style-name="P50"/>
      <text:list text:style-name="WW8Num1" text:continue-numbering="true">
        <text:list-item>
          <text:p text:style-name="P51">Crear, dentro del directorio RESULT, dos directorios: HOME_DAT y HOME_BAK.</text:p>
        </text:list-item>
      </text:list>
      <text:p text:style-name="P52">mkdir home_dat home_bak</text:p>
      <text:p text:style-name="P53"/>
      <text:list text:style-name="WW8Num1" text:continue-numbering="true">
        <text:list-item>
          <text:p text:style-name="P54">Crear, en el directorio de nuestro usuario, el fichero TEXTO cuyo contenido sea la sintaxis de la orden CP.</text:p>
        </text:list-item>
      </text:list>
      <text:p text:style-name="P55">nano texto<text:tab/>cp</text:p>
      <text:p text:style-name="P56"/>
      <text:list text:style-name="WW8Num1" text:continue-numbering="true">
        <text:list-item>
          <text:p text:style-name="P57">En el directorio PROGRAMA crear tres ficheros: TEXTO.TXT, TEXTO.BAK y TEXTO1.BAS. El<text:s/>contenido de cada uno de ellos será la sintaxis de las órdenes CD, MKDIR y RM.</text:p>
        </text:list-item>
      </text:list>
      <text:soft-page-break/>
      <text:p text:style-name="P58">nano texto.txt<text:s/><text:s text:c="8"/>nano texto.bak<text:s text:c="12"/><text:s/>nano texto1.bas<text:s text:c="10"/>cp mkdir rm</text:p>
      <text:p text:style-name="P59"/>
      <text:list text:style-name="WW8Num1" text:continue-numbering="true">
        <text:list-item>
          <text:p text:style-name="P60">Nos situamos en el directorio DATOS. Copiar los archivos cuyo nombre empiezan por TEX y cuyos dos primeros caracteres de la extensión sea BA del directorio PROGRAMA al directorio RESULT.</text:p>
        </text:list-item>
      </text:list>
      <text:p text:style-name="P61">cp ../programa/text*.ba* ../result/</text:p>
      <text:p text:style-name="P62"/>
      <text:list text:style-name="WW8Num1" text:continue-numbering="true">
        <text:list-item>
          <text:p text:style-name="P63">Renombrar en el directorio RESULT, el fichero TEXTO1.BAS por TEXTO1.BAK.</text:p>
        </text:list-item>
      </text:list>
      <text:p text:style-name="P64">mv texto1.bas texto1.bak</text:p>
      <text:p text:style-name="P65"/>
      <text:list text:style-name="WW8Num1" text:continue-numbering="true">
        <text:list-item>
          <text:p text:style-name="P66">Copiar todos los archivos del directorio RESULT al directorio de nuestro usuario.</text:p>
        </text:list-item>
      </text:list>
      <text:p text:style-name="P67">cp -r ./* /home/david/</text:p>
      <text:p text:style-name="P68"/>
      <text:list text:style-name="WW8Num1" text:continue-numbering="true">
        <text:list-item>
          <text:p text:style-name="P69">Cambiar el nombre del directorio DATOS por el de DATOS_DAT.</text:p>
        </text:list-item>
      </text:list>
      <text:p text:style-name="P70">mv datos/ datos_dat/</text:p>
      <text:p text:style-name="P71"/>
      <text:list text:style-name="WW8Num1" text:continue-numbering="true">
        <text:list-item>
          <text:p text:style-name="P72">Desde el directorio de nuestro usuario, renombrar el fichero TEXTO.TXT del directorio PROGRAMA por el nombre TEXTO.BAS.</text:p>
        </text:list-item>
      </text:list>
      <text:p text:style-name="P73">mv ./programa/texto.txt texto.bas</text:p>
      <text:p text:style-name="P74"/>
      <text:list text:style-name="WW8Num1" text:continue-numbering="true">
        <text:list-item>
          <text:p text:style-name="P75">Copiar el directorio C incluyendo todos los ficheros y directorios dentro del directorio RESULT. Hacedlo en una sola orden y desde el directorio<text:s/>RESULT.</text:p>
        </text:list-item>
      </text:list>
      <text:p text:style-name="P76">cp -r c/ result/</text:p>
      <text:p text:style-name="P77"/>
      <text:list text:style-name="WW8Num1" text:continue-numbering="true">
        <text:list-item>
          <text:p text:style-name="P78">Visualizar por pantalla el contenido del fichero TEXTO.BAK del directorio RESULT.</text:p>
        </text:list-item>
      </text:list>
      <text:p text:style-name="P79">cat texto.bak</text:p>
      <text:p text:style-name="P80"/>
      <text:list text:style-name="WW8Num1" text:continue-numbering="true">
        <text:list-item>
          <text:p text:style-name="P81">Mover el fichero TEXTO.BAK del directorio RESULT al directorio DATOS_DAT con el nombre TEXTO5.BAK.</text:p>
        </text:list-item>
      </text:list>
      <text:p text:style-name="P82">mv texto.bak <text:s/>../datos_dat/texto5.bak</text:p>
      <text:p text:style-name="P83"/>
      <text:list text:style-name="WW8Num1" text:continue-numbering="true">
        <text:list-item>
          <text:p text:style-name="P84">Borrar todos los archivos del directorio PROGRAMA cuya primera letra en la extensión sea B.</text:p>
        </text:list-item>
      </text:list>
      <text:p text:style-name="Textbodyindent">rm -rf ../programa/*.b*</text:p>
      <text:p text:style-name="P85"/>
      <text:list text:style-name="WW8Num1" text:continue-numbering="true">
        <text:list-item>
          <text:p text:style-name="P86">Borrar, desde el directorio PROGRAMA, todo el directorio RESULT.</text:p>
        </text:list-item>
      </text:list>
      <text:p text:style-name="Textbodyindent">rm -rf ../result/</text:p>
      <text:p text:style-name="P87"/>
      <text:list text:style-name="WW8Num1" text:continue-numbering="true">
        <text:list-item>
          <text:p text:style-name="P88">Crear, desde el directorio PROGRAMA la siguiente ruta en una sola orden:<text:s/><text:span text:style-name="T89">/home/lliurex/practica1/teoria/notas/<text:s/></text:span>o<text:span text:style-name="T90"><text:s text:c="2"/></text:span><text:s/>~/<text:span text:style-name="T91">practica1/teoria/notas</text:span>/</text:p>
        </text:list-item>
      </text:list>
      <text:p text:style-name="P92">mkdir -p /home/david/practica1/teoria/notas</text:p>
      <text:p text:style-name="P93"/>
      <text:p text:style-name="P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border="0.0069in solid #000000" fo:padding-top="0.0138in" fo:padding-left="0.0555in" fo:padding-bottom="0.0138in" fo:padding-right="0.0555in" style:shadow="none" fo:text-align="justify" fo:margin-left="0.4916in">
        <style:tab-stops/>
      </style:paragraph-properties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es" fo:country="E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bodyindent" style:display-name="Text body indent" style:family="paragraph" style:parent-style-name="Standard">
      <style:paragraph-properties fo:border="0.0069in solid #000000" fo:padding-top="0.0138in" fo:padding-left="0.0555in" fo:padding-bottom="0.0138in" fo:padding-right="0.0555in" style:shadow="none" fo:text-align="justify" fo:margin-left="0.4916in">
        <style:tab-stops/>
      </style:paragraph-properties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iedepágina" style:display-name="Pie de página" style:family="paragraph" style:parent-style-name="HeaderandFooter">
      <style:paragraph-properties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text:list-style style:name="WW8Num1" style:display-name="WW8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TableColumn3" style:family="table-column">
      <style:table-column-properties style:column-width="0.3458in" style:use-optimal-column-width="false"/>
    </style:style>
    <style:style style:name="TableColumn4" style:family="table-column">
      <style:table-column-properties style:column-width="2.7798in" style:use-optimal-column-width="false"/>
    </style:style>
    <style:style style:name="TableColumn5" style:family="table-column">
      <style:table-column-properties style:column-width="2.7805in" style:use-optimal-column-width="false"/>
    </style:style>
    <style:style style:name="Table2" style:family="table">
      <style:table-properties style:width="5.9062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in" fo:padding-bottom="0in" fo:padding-right="0in"/>
    </style:style>
    <style:style style:name="P8" style:parent-style-name="Encabezado" style:family="paragraph">
      <style:paragraph-properties style:snap-to-layout-grid="false"/>
      <style:text-properties style:font-name="Tahoma" style:font-name-complex="Tahoma" fo:font-weight="bold" style:font-weight-asian="bold" fo:font-size="9pt" style:font-size-asian="9pt" style:font-size-complex="9pt"/>
    </style:style>
    <style:style style:name="TableCell9" style:family="table-cell">
      <style:table-cell-properties fo:border="none" style:writing-mode="lr-tb" fo:padding-top="0in" fo:padding-left="0in" fo:padding-bottom="0in" fo:padding-right="0in"/>
    </style:style>
    <style:style style:name="P10" style:parent-style-name="Encabezado" style:family="paragraph">
      <style:paragraph-properties style:snap-to-layout-grid="false"/>
      <style:text-properties style:font-name="Tahoma" style:font-name-complex="Tahoma" fo:font-weight="bold" style:font-weight-asian="bold" fo:font-size="9pt" style:font-size-asian="9pt" style:font-size-complex="9pt"/>
    </style:style>
    <style:style style:name="TableCell11" style:family="table-cell">
      <style:table-cell-properties fo:border="none" style:writing-mode="lr-tb" fo:padding-top="0in" fo:padding-left="0in" fo:padding-bottom="0in" fo:padding-right="0in"/>
    </style:style>
    <style:style style:name="P12" style:parent-style-name="Encabezado" style:family="paragraph">
      <style:paragraph-properties style:snap-to-layout-grid="false" fo:text-align="end"/>
      <style:text-properties style:font-name="Tahoma" style:font-name-complex="Tahoma" fo:font-weight="bold" style:font-weight-asian="bold" fo:font-size="9pt" style:font-size-asian="9pt" style:font-size-complex="9pt"/>
    </style:style>
    <style:style style:name="P13" style:parent-style-name="Encabezado" style:family="paragraph">
      <style:paragraph-properties fo:text-align="end"/>
      <style:text-properties fo:font-weight="bold" style:font-weight-asian="bold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  <text:p text:style-name="P13">Práctica 1.1 de LINUX</text:p>
            </table:table-cell>
          </table:table-row>
        </table:table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jercicio 1 Linux</dc:title>
    <meta:initial-creator>Esaú Jover Cristóbal</meta:initial-creator>
    <dc:creator>david</dc:creator>
    <meta:creation-date>2007-09-26T18:28:00Z</meta:creation-date>
    <dc:date>2022-05-09T08:25:00Z</dc:date>
    <meta:template xlink:href="Normal.dotm" xlink:type="simple"/>
    <meta:editing-cycles>52</meta:editing-cycles>
    <meta:editing-duration>PT49920S</meta:editing-duration>
    <meta:user-defined meta:name="Informació 1"/>
    <meta:user-defined meta:name="Informació 2"/>
    <meta:user-defined meta:name="Informació 3"/>
    <meta:user-defined meta:name="Informació 4"/>
    <meta:document-statistic meta:page-count="2" meta:paragraph-count="5" meta:word-count="450" meta:character-count="2922" meta:row-count="20" meta:non-whitespace-character-count="2477"/>
  </office:meta>
</office:document-meta>
</file>